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94b24" officeooo:paragraph-rsid="00184759" style:font-weight-asian="bold" style:font-weight-complex="bold"/>
    </style:style>
    <style:style style:name="P2" style:family="paragraph" style:parent-style-name="Standard">
      <style:text-properties fo:font-size="28pt" fo:font-weight="normal" officeooo:rsid="00184759" officeooo:paragraph-rsid="00184759" style:font-weight-asian="normal" style:font-weight-complex="normal"/>
    </style:style>
    <style:style style:name="P3" style:family="paragraph" style:parent-style-name="Standard">
      <style:text-properties fo:font-size="6pt" fo:font-weight="normal" officeooo:rsid="00184759" officeooo:paragraph-rsid="00184759" style:font-weight-asian="normal" style:font-weight-complex="normal"/>
    </style:style>
    <style:style style:name="P4" style:family="paragraph" style:parent-style-name="Standard">
      <style:text-properties fo:font-size="20pt" fo:font-weight="normal" officeooo:rsid="00184759" officeooo:paragraph-rsid="00184759" style:font-weight-asian="normal" style:font-weight-complex="normal"/>
    </style:style>
    <style:style style:name="P5" style:family="paragraph" style:parent-style-name="Standard">
      <style:text-properties fo:font-size="20pt" fo:font-weight="normal" officeooo:rsid="001a1491" officeooo:paragraph-rsid="00184759" style:font-weight-asian="normal" style:font-weight-complex="normal"/>
    </style:style>
    <style:style style:name="P6" style:family="paragraph" style:parent-style-name="Standard">
      <style:text-properties fo:font-size="20pt" fo:font-weight="normal" officeooo:rsid="001a1491" officeooo:paragraph-rsid="001a1491" style:font-weight-asian="normal" style:font-weight-complex="normal"/>
    </style:style>
    <style:style style:name="P7" style:family="paragraph" style:parent-style-name="Standard">
      <style:text-properties fo:font-size="20pt" fo:font-weight="normal" officeooo:rsid="001a1491" officeooo:paragraph-rsid="002b080a" style:font-weight-asian="normal" style:font-weight-complex="normal"/>
    </style:style>
    <style:style style:name="P8" style:family="paragraph" style:parent-style-name="Standard">
      <style:text-properties fo:font-size="20pt" fo:font-weight="normal" officeooo:rsid="001a1491" officeooo:paragraph-rsid="002c0d80" style:font-weight-asian="normal" style:font-weight-complex="normal"/>
    </style:style>
    <style:style style:name="P9" style:family="paragraph" style:parent-style-name="Standard">
      <style:text-properties fo:font-size="20pt" fo:font-weight="normal" officeooo:rsid="001a1491" officeooo:paragraph-rsid="0022b92b" style:font-weight-asian="normal" style:font-weight-complex="normal"/>
    </style:style>
    <style:style style:name="P10" style:family="paragraph" style:parent-style-name="Standard">
      <style:text-properties fo:font-size="20pt" fo:font-weight="normal" officeooo:rsid="001a1491" officeooo:paragraph-rsid="0038f9be" style:font-weight-asian="normal" style:font-weight-complex="normal"/>
    </style:style>
    <style:style style:name="P11" style:family="paragraph" style:parent-style-name="Standard">
      <style:text-properties fo:font-size="20pt" fo:font-weight="normal" officeooo:rsid="001a1491" officeooo:paragraph-rsid="0044ae34" style:font-weight-asian="normal" style:font-weight-complex="normal"/>
    </style:style>
    <style:style style:name="P12" style:family="paragraph" style:parent-style-name="Standard">
      <style:text-properties fo:font-size="20pt" fo:font-weight="normal" officeooo:rsid="0022b92b" officeooo:paragraph-rsid="0022b92b" style:font-weight-asian="normal" style:font-weight-complex="normal"/>
    </style:style>
    <style:style style:name="P13" style:family="paragraph" style:parent-style-name="Standard">
      <style:text-properties fo:font-size="20pt" fo:font-weight="normal" officeooo:rsid="0024fac6" officeooo:paragraph-rsid="002689a9" style:font-weight-asian="normal" style:font-weight-complex="normal"/>
    </style:style>
    <style:style style:name="P14" style:family="paragraph" style:parent-style-name="Standard">
      <style:text-properties fo:font-size="20pt" fo:font-weight="normal" officeooo:rsid="0024fac6" officeooo:paragraph-rsid="0024fac6" style:font-weight-asian="normal" style:font-weight-complex="normal"/>
    </style:style>
    <style:style style:name="P15" style:family="paragraph" style:parent-style-name="Standard">
      <style:text-properties fo:font-size="20pt" fo:font-weight="normal" officeooo:rsid="0024fac6" officeooo:paragraph-rsid="0028516e" style:font-weight-asian="normal" style:font-weight-complex="normal"/>
    </style:style>
    <style:style style:name="P16" style:family="paragraph" style:parent-style-name="Standard">
      <style:text-properties fo:font-size="20pt" fo:font-weight="bold" officeooo:rsid="001a1491" officeooo:paragraph-rsid="001a1491" style:font-weight-asian="bold" style:font-weight-complex="bold"/>
    </style:style>
    <style:style style:name="P17" style:family="paragraph" style:parent-style-name="Standard">
      <style:text-properties fo:font-size="20pt" fo:font-weight="bold" officeooo:rsid="002b080a" officeooo:paragraph-rsid="002c0d8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weight="bold" officeooo:rsid="003dcd7c" officeooo:paragraph-rsid="003dcd7c" style:font-weight-asian="bold" style:font-weight-complex="bold"/>
    </style:style>
    <style:style style:name="P19" style:family="paragraph" style:parent-style-name="Standard">
      <style:text-properties fo:font-size="20pt" officeooo:rsid="00184759" officeooo:paragraph-rsid="00184759"/>
    </style:style>
    <style:style style:name="P20" style:family="paragraph" style:parent-style-name="Standard">
      <style:text-properties fo:font-size="20pt" officeooo:rsid="003dcd7c" officeooo:paragraph-rsid="003dcd7c"/>
    </style:style>
    <style:style style:name="T1" style:family="text">
      <style:text-properties officeooo:rsid="0009888f"/>
    </style:style>
    <style:style style:name="T2" style:family="text">
      <style:text-properties officeooo:rsid="001a015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151" style:font-weight-asian="bold" style:font-weight-complex="bold"/>
    </style:style>
    <style:style style:name="T5" style:family="text">
      <style:text-properties fo:font-weight="bold" officeooo:rsid="001dadb7" style:font-weight-asian="bold" style:font-weight-complex="bold"/>
    </style:style>
    <style:style style:name="T6" style:family="text">
      <style:text-properties fo:font-weight="bold" officeooo:rsid="00233a8e" style:font-weight-asian="bold" style:font-weight-complex="bold"/>
    </style:style>
    <style:style style:name="T7" style:family="text">
      <style:text-properties fo:font-weight="bold" officeooo:rsid="0022b92b" style:font-weight-asian="bold" style:font-weight-complex="bold"/>
    </style:style>
    <style:style style:name="T8" style:family="text">
      <style:text-properties fo:font-weight="bold" officeooo:rsid="001f75b3" style:font-weight-asian="bold" style:font-weight-complex="bold"/>
    </style:style>
    <style:style style:name="T9" style:family="text">
      <style:text-properties fo:font-weight="bold" officeooo:rsid="002a8bcc" style:font-weight-asian="bold" style:font-weight-complex="bold"/>
    </style:style>
    <style:style style:name="T10" style:family="text">
      <style:text-properties fo:font-weight="bold" officeooo:rsid="001a1491" style:font-weight-asian="bold" style:font-weight-complex="bold"/>
    </style:style>
    <style:style style:name="T11" style:family="text">
      <style:text-properties fo:font-weight="bold" officeooo:rsid="002b080a" style:font-weight-asian="bold" style:font-weight-complex="bold"/>
    </style:style>
    <style:style style:name="T12" style:family="text">
      <style:text-properties fo:font-weight="bold" officeooo:rsid="002c0d80" style:font-weight-asian="bold" style:font-weight-complex="bold"/>
    </style:style>
    <style:style style:name="T13" style:family="text">
      <style:text-properties fo:font-weight="bold" officeooo:rsid="0035d9f3" style:font-weight-asian="bold" style:font-weight-complex="bold"/>
    </style:style>
    <style:style style:name="T14" style:family="text">
      <style:text-properties fo:font-weight="bold" officeooo:rsid="0038f9be" style:font-weight-asian="bold" style:font-weight-complex="bold"/>
    </style:style>
    <style:style style:name="T15" style:family="text">
      <style:text-properties officeooo:rsid="001a1491"/>
    </style:style>
    <style:style style:name="T16" style:family="text">
      <style:text-properties officeooo:rsid="001bc0e8"/>
    </style:style>
    <style:style style:name="T17" style:family="text">
      <style:text-properties officeooo:rsid="001dadb7"/>
    </style:style>
    <style:style style:name="T18" style:family="text">
      <style:text-properties officeooo:rsid="001f75b3"/>
    </style:style>
    <style:style style:name="T19" style:family="text">
      <style:text-properties officeooo:rsid="002173a9"/>
    </style:style>
    <style:style style:name="T20" style:family="text">
      <style:text-properties officeooo:rsid="0022b92b"/>
    </style:style>
    <style:style style:name="T21" style:family="text">
      <style:text-properties officeooo:rsid="00233a8e"/>
    </style:style>
    <style:style style:name="T22" style:family="text">
      <style:text-properties officeooo:rsid="002689a9"/>
    </style:style>
    <style:style style:name="T23" style:family="text">
      <style:text-properties officeooo:rsid="0028516e"/>
    </style:style>
    <style:style style:name="T24" style:family="text">
      <style:text-properties officeooo:rsid="002a8bcc"/>
    </style:style>
    <style:style style:name="T25" style:family="text">
      <style:text-properties officeooo:rsid="002b080a"/>
    </style:style>
    <style:style style:name="T26" style:family="text">
      <style:text-properties officeooo:rsid="002dc96e"/>
    </style:style>
    <style:style style:name="T27" style:family="text">
      <style:text-properties officeooo:rsid="002e8d8e"/>
    </style:style>
    <style:style style:name="T28" style:family="text">
      <style:text-properties officeooo:rsid="00305696"/>
    </style:style>
    <style:style style:name="T29" style:family="text">
      <style:text-properties officeooo:rsid="00322f90"/>
    </style:style>
    <style:style style:name="T30" style:family="text">
      <style:text-properties officeooo:rsid="003643b5"/>
    </style:style>
    <style:style style:name="T31" style:family="text">
      <style:text-properties officeooo:rsid="003777f5"/>
    </style:style>
    <style:style style:name="T32" style:family="text">
      <style:text-properties officeooo:rsid="0038f9be"/>
    </style:style>
    <style:style style:name="T33" style:family="text">
      <style:text-properties officeooo:rsid="003a705e"/>
    </style:style>
    <style:style style:name="T34" style:family="text">
      <style:text-properties officeooo:rsid="003bef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EDICATED TO GOD THE FATHER</text:p>
      <text:p text:style-name="P20"/>
      <text:p text:style-name="P20">All Rights Reserved Copyright 2020-2021 Christopher Topalian</text:p>
      <text:p text:style-name="P20"/>
      <text:p text:style-name="P18">HOW TO COMBINE MULTIPLE JS FILES<text:line-break/>INTO ONE JS FILE</text:p>
      <text:p text:style-name="P19"/>
      <text:p text:style-name="P19">We <text:span text:style-name="T2">first </text:span><text:span text:style-name="T4">open</text:span> our <text:span text:style-name="T4">js</text:span> folder.</text:p>
      <text:p text:style-name="P19"/>
      <text:p text:style-name="P19">We <text:span text:style-name="T3">type</text:span> in the <text:span text:style-name="T3">address bar</text:span> <text:span text:style-name="T18">of our </text:span><text:span text:style-name="T8">js</text:span><text:span text:style-name="T18"> folder</text:span> <text:span text:style-name="T3">cmd</text:span></text:p>
      <text:p text:style-name="P19"/>
      <text:p text:style-name="P19">This open<text:span text:style-name="T18">s</text:span> our <text:span text:style-name="T9">js</text:span> folder in the <text:span text:style-name="T3">Command prompt</text:span></text:p>
      <text:p text:style-name="P19"/>
      <text:p text:style-name="P19">We type in the words</text:p>
      <text:p text:style-name="P1">copy *.<text:span text:style-name="T1">js</text:span> <text:span text:style-name="T17">main</text:span>.<text:span text:style-name="T1">js</text:span></text:p>
      <text:p text:style-name="P3"/>
      <text:p text:style-name="P2">and <text:span text:style-name="T3">press enter</text:span></text:p>
      <text:p text:style-name="P4"/>
      <text:p text:style-name="P4"><text:span text:style-name="T15">This creates</text:span> <text:span text:style-name="T19">a </text:span><text:span text:style-name="T10">new</text:span><text:span text:style-name="T3"> file</text:span>, that is <text:span text:style-name="T15">named</text:span> <text:span text:style-name="T5">main</text:span><text:span text:style-name="T3">.js</text:span></text:p>
      <text:p text:style-name="P4"/>
      <text:p text:style-name="P4">This <text:span text:style-name="T3">new file</text:span> contains all of the <text:span text:style-name="T3">.js files </text:span>in <text:span text:style-name="T3">ONE file</text:span>.</text:p>
      <text:p text:style-name="P5"/>
      <text:p text:style-name="P6"><text:span text:style-name="T24">&lt;!-- </text:span>Now, in our html code, we can <text:span text:style-name="T30">type</text:span><text:span text:style-name="T24"> --&gt;</text:span></text:p>
      <text:p text:style-name="P16">&lt;script src = "<text:span text:style-name="T17">main</text:span>.js"&gt;&lt;/script&gt;</text:p>
      <text:p text:style-name="P6"/>
      <text:p text:style-name="P7">This <text:span text:style-name="T16">single file method, makes</text:span> it <text:span text:style-name="T16">much</text:span> easier to upload our <text:span text:style-name="T26">js code to our </text:span>website.<text:span text:style-name="T21"> </text:span></text:p>
      <text:p text:style-name="P7"/>
      <text:p text:style-name="P8"><text:soft-page-break/>Now we <text:span text:style-name="T25">upload </text:span><text:span text:style-name="T27">our </text:span><text:span text:style-name="T32">6</text:span><text:span text:style-name="T31"> </text:span><text:span text:style-name="T27">files </text:span><text:span text:style-name="T25">to any free server, such as weebly: </text:span></text:p>
      <text:p text:style-name="P8"><text:span text:style-name="T11">Topalian</text:span><text:span text:style-name="T12">GameEngine</text:span><text:span text:style-name="T11">DataNavigator.html</text:span></text:p>
      <text:p text:style-name="P17">ourStyle.css</text:p>
      <text:p text:style-name="P8"><text:span text:style-name="T11">main</text:span><text:span text:style-name="T3">.js</text:span></text:p>
      <text:p text:style-name="P7"><text:span text:style-name="T11">TopalianData</text:span><text:span text:style-name="T6">.js</text:span></text:p>
      <text:p text:style-name="P10"><text:span text:style-name="T11">Topalian</text:span><text:span text:style-name="T14">Player</text:span><text:span text:style-name="T11">Data.js</text:span><text:span text:style-name="T6"> </text:span></text:p>
      <text:p text:style-name="P11"><text:span text:style-name="T11">Topalian</text:span><text:span text:style-name="T13">Structure</text:span><text:span text:style-name="T11">Data.js</text:span></text:p>
      <text:p text:style-name="P11"><text:span text:style-name="T11"/></text:p>
      <text:p text:style-name="P11"><text:span text:style-name="T20">Thus</text:span><text:span text:style-name="T33">,</text:span><text:span text:style-name="T20"> to deploy our game, we just </text:span><text:span text:style-name="T33">use</text:span><text:span text:style-name="T20"> any free server such as weebly or wordpress that allow</text:span><text:span text:style-name="T21">s</text:span><text:span text:style-name="T20"> embed code.</text:span></text:p>
      <text:p text:style-name="P9"/>
      <text:p text:style-name="P12">We upload each of our files to weebly for example.</text:p>
      <text:p text:style-name="P9"/>
      <text:p text:style-name="P9"><text:span text:style-name="T20">We then get the </text:span><text:span text:style-name="T7">url</text:span><text:span text:style-name="T20"> of each of </text:span><text:span text:style-name="T28">the</text:span><text:span text:style-name="T20"> files</text:span><text:span text:style-name="T28"> that we upload.</text:span></text:p>
      <text:p text:style-name="P9"/>
      <text:p text:style-name="P9"><text:span text:style-name="T20">We use those urls as the source </text:span><text:span text:style-name="T21">for the code of our </text:span><text:span text:style-name="T20">game engine.</text:span></text:p>
      <text:p text:style-name="P9"/>
      <text:p text:style-name="P13">So <text:span text:style-name="T22">in summary:</text:span></text:p>
      <text:p text:style-name="P13"><text:span text:style-name="T22">W</text:span>e uploaded <text:span text:style-name="T34">6</text:span> files in total to weebly for free.</text:p>
      <text:p text:style-name="P14">We got the url of each of these files.</text:p>
      <text:p text:style-name="P14">We use these urls as the source for our game engine code<text:span text:style-name="T29">.</text:span></text:p>
      <text:p text:style-name="P15"><text:span text:style-name="T23">This easily </text:span>deploy<text:span text:style-name="T23">s</text:span> our game for fre<text:span text:style-name="T23">e.</text:span></text:p>
      <text:p text:style-name="P15"/>
      <text:p text:style-name="P15"><text:span text:style-name="T23">We are</text:span> using 100% JavaScript, HTML, CSS, which means that almost the entire world can play our game immediately using their brows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1T20:11:56.419000000</meta:creation-date>
    <dc:date>2021-10-17T13:44:03.277000000</dc:date>
    <meta:editing-duration>PT35M50S</meta:editing-duration>
    <meta:editing-cycles>37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31" meta:word-count="250" meta:character-count="1351" meta:non-whitespace-character-count="1130"/>
  </office:meta>
</office:document-meta>
</file>